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416bb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416bb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II</text:span></text:p>
      <text:p text:style-name="P2"><text:span text:style-name="T4">Самолет плавно заходил на посадку, касаясь земли. </text:span></text:p>
      <text:p text:style-name="P2"><text:span text:style-name="T4">–Ну вот и добрались, – произнес, улыбнувшись Даниил Алексеевич.</text:span></text:p>
      <text:p text:style-name="P2"><text:span text:style-name="T4">–Эх, Москва. Как я скучал, – ответил Дмитрий. </text:span></text:p>
      <text:p text:style-name="P2"><text:span text:style-name="T4">Наконец покинув шумный аэропорт, они отправились к вертолету. Погрузив вещи, они сели в кабину. </text:span></text:p>
      <text:p text:style-name="P2"><text:span text:style-name="T4">–Вы в этот раз почти налегке. Ненадолго? —добрым голосом спросил пилот. </text:span></text:p>
      <text:p text:style-name="P2"><text:span text:style-name="T4">–Да, завтра симпозиум, а потом опять в путь. Дел навалилось полно, – сказал Дмитрий сквозь гул лопастей. </text:span></text:p>
      <text:p text:style-name="P2"><text:span text:style-name="T4">–Даже сына увидеть не успею, – добавил Даниил Алексеевич. </text:span></text:p>
      <text:p text:style-name="P2"><text:span text:style-name="T4">Вертолет <text:s/>плавно перемещался по ночному небу пока не исчез из виду. </text:span></text:p>
      <text:p text:style-name="P2"><text:span text:style-name="T4">Тем временем Мария сидела за столом, устремив взгляд в микроскоп. Вокруг нее стояло множество колб и пробирок. Оторвавшись, она победоносно подняла в свет лампы ампулу с красноватой жидкостью. </text:span></text:p>
      <text:p text:style-name="P2"><text:span text:style-name="T4">–Наконец-то. Он готов. Алена! Зайди ко мне! – крикнула она. </text:span></text:p>
      <text:p text:style-name="P2"><text:span text:style-name="T4">–Девушка неторопливо вошла в лабораторию с недовольным видом, снимая наушники. </text:span></text:p>
      <text:p text:style-name="P2"><text:span text:style-name="T4">–Что еще, мам?! – спросила она, вздыхая. </text:span></text:p>
      <text:p text:style-name="P2"><text:span text:style-name="T4">–Я смогла сделать то, что решит все наши проблемы. Наш план будет осуществлен и мы достигнем мирового господства. </text:span></text:p>
      <text:p text:style-name="P2"><text:span text:style-name="T4">–А, ну да, мы же только этим одержимы. Значит так. Завтра я иду на тусовку. У меня есть свои планы. Мне нужно тут разобраться с парочкой деловых, а там как пойдет. Глядишь, нам это и на пользу пойдет. </text:span></text:p>
      <text:p text:style-name="P2"><text:soft-page-break/><text:span text:style-name="T4">–Алена, ты ничего не хочешь рассказать мне?</text:span></text:p>
      <text:p text:style-name="P2"><text:span text:style-name="T4">–Нет! – спокойно ответила девушка и удалилась. </text:span></text:p>
      <text:p text:style-name="P2"><text:span text:style-name="T4">Мария стукнула по столу кулаком и резко нажала на небольшую кнопку на столе. В лабораторию вбежал Алексей и вопросительно посмотрел на женщину. </text:span></text:p>
      <text:p text:style-name="P2"><text:span text:style-name="T4">–Слушай меня внимательно. Другого такого шанса у тебя не будет. И даже не вздумай подвести меня! – сказала она. </text:span></text:p>
      <text:p text:style-name="P2"><text:span text:style-name="T4">–Я весь во внимании, – ответил он, кинув взгляд на протезированную руку. </text:span></text:p>
      <text:p text:style-name="P2"><text:span text:style-name="T4">–Тогда запоминай. Завтра ответственный день, – сказала Мария.</text:span></text:p>
      <text:p text:style-name="P2"><text:span text:style-name="T4">Через 15 минут Алексей с небольшим кейсом и серьезным видом вышел из лаборатории и, сев в машину, поехал по пустынной дороге. </text:span></text:p>
      <text:p text:style-name="P2"><text:span text:style-name="T4">Даниил Алексеевич и Дмитрий пили чай в гостиничном номере, обсуждая симпозиум. Открыв кейс, Алексей извлек оттуда ноутбук и небольшую коробочку. Понабирав что-то на клавиатуре, он подключил к ноутбуку кабель, другой конец которого подсоединил в гнездо на коробке. По завершении загрузки данных из коробка выполз невероятно малых размеров металлический паучок и, перебирая лапками, направился к стене гостиницы. Поднявшись к окну нужного номера, он ловко прикрепился к окну, после чего из брюшка появился тонкий луч лазера, вырезая в стекле отверстие. Попав в номер, робот незаметно прошмыгнул мимо сидящих за столом и в момент, когда Даниил Алексеевич и Дмитрий отвернулись, спустился вниз, зацепившись за подкладку пиджака Алехина. </text:span></text:p>
      <text:p text:style-name="P2"><text:span text:style-name="T4">–Ну что ж, друг мой, пойдемте спать. У нас все же вечером ответственное мероприятие, – сказал Дмитрий.</text:span></text:p>
      <text:p text:style-name="P2"><text:soft-page-break/><text:span text:style-name="T4">–Да, пожалуй вы правы, – ответил Алехин, и пожелав спокойной ночи Дмитрию, удалился в свой номер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1:19.185000000</meta:creation-date>
    <dc:date>2022-05-15T20:21:44.188000000</dc:date>
    <meta:editing-duration>PT25S</meta:editing-duration>
    <meta:editing-cycles>1</meta:editing-cycles>
    <meta:document-statistic meta:table-count="0" meta:image-count="0" meta:object-count="0" meta:page-count="3" meta:paragraph-count="25" meta:word-count="419" meta:character-count="2788" meta:non-whitespace-character-count="2361"/>
    <meta:generator>LibreOffice/7.2.2.2$Windows_X86_64 LibreOffice_project/02b2acce88a210515b4a5bb2e46cbfb63fe97d56</meta:generator>
  </office:meta>
</office:document-meta>
</file>